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LazyLoader.BeanLazyLoader( BeanConverter beanConverter , Session session , Node parentNode , BeanDescriptor beanDescriptor , ClassDescriptor beanClassDescriptor , Class &lt; ? &gt; beanClass ,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LazyLoader.c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LazyLoader.fetch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